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width="0.2cm" svg:stroke-color="#3465a4" draw:marker-start-width="0.5cm" draw:marker-end-width="0.5cm" draw:fill-color="#666666" draw:textarea-horizontal-align="justify" draw:textarea-vertical-align="middle" draw:auto-grow-height="false" fo:min-height="3.251cm" fo:min-width="6.654cm" fo:padding-top="0.225cm" fo:padding-bottom="0.225cm" fo:padding-left="0.35cm" fo:padding-right="0.35cm" draw:shadow="hidden"/>
    </style:style>
    <style:style style:name="P1" style:family="paragraph">
      <loext:graphic-properties draw:fill-color="#666666"/>
      <style:paragraph-properties fo:text-align="center"/>
    </style:style>
  </office:automatic-styles>
  <office:body>
    <office:drawing>
      <draw:page draw:name="page1" draw:style-name="dp1" draw:master-page-name="Standard">
        <draw:path draw:style-name="gr1" draw:text-style-name="P1" draw:layer="layout" svg:width="9.092cm" svg:height="12.459cm" svg:x="1.893cm" svg:y="0.079cm" svg:viewBox="0 0 9093 12460" svg:d="M6105 7246l1 1h2577l27 1 26 3 27 4 26 6 25 8 26 9 24 11 24 13 23 14 22 16 20 17 20 18 18 20 17 20 16 22 14 23 13 24 11 24 9 26 8 25 6 26 4 27 3 26 1 27v1642l-1 27-3 26-4 27-6 26-8 25-9 26-11 24-13 24-14 23-16 22-17 20-18 20-20 18-20 17-22 16-23 14-7 4-2713-26 489-417 903-21 1 3 20 37 28 34 35 26 39 18 39 10 39 4 38-5 40-12 38-20 33-28 26-36 18-37 12-40 2-38-4-40-14-38-20-38-28-34-34-26-38-19-40-9-39-4-39 5-38 12-38 20-34 28-27 36-18 38-1 3-718 17 849-724 4 2 38 16 43 9 44-2 42-10 36-17 33-22 27-28 23-35 17-39 7-42-2-44-9-41-16-38-22-31-29-28-34-21-40-17-43-9-43 1-41 10-38 18-32 21-27 29-22 33-17 40-9 43 2 44 10 42 1 2-1651 1407-717-7-243-410h-614l-306 517 306 518h614l220-371 1007 9 1336 680v4 41l8 44 19 40 26 34 29 27 33 22 36 13 41 9h42l43-9 39-19 34-24 29-30 21-32 15-37 6-40v-43l-8-43-18-40-25-34-31-28-32-21-37-14-39-8h-43l-43 8-40 19-35 26-1 1-1068-543 1857 18v1869l-1 45-5 45-7 44-10 43-13 43-16 42-18 41-22 39-23 38-26 37-29 34-30 33-33 30-34 29-37 26-38 23-39 22-41 18-42 16-43 13-43 10-44 7-45 5-45 1h-6387l-45-1-45-5-44-7-43-10-43-13-42-16-41-18-39-22-38-23-37-26-34-29-33-30-30-33-29-34-26-37-23-38-22-39-18-41-16-42-13-43-10-43-7-44-5-45-1-45v-1886l2288 22 125 28 250 67 108 37 91 40 38 20 32 22 26 21 18 23 119 175 59 79 61 69 30 30 31 28 31 24 31 20 31 16 32 12 32 7 33 3 65-2 65-6 64-9 64-13 62-17 61-21 59-24 58-28 56-31 53-34 50-38 47-40 18-17h-610l-343-624 343-624h593l-1-1-47-40-50-38-53-34-56-31-58-28-59-24-61-21-62-17-64-13-64-9-65-6-65-2-33 2-32 7-33 11-32 15-32 19-32 22-31 26-31 29-61 68-60 78-57 88-56 96-11 13-15 13-44 27-61 29-74 28-179 59-207 58-498 125-2361-22-11-8-20-17-20-18-18-20-17-20-16-22-14-23-13-24-11-24-9-26-8-25-6-26-4-27-3-26-1-27v-1-1641l1-27 3-26 4-27 6-26 8-25 9-26 11-24 13-24 14-23 16-22 17-20 18-20 20-18 20-17 22-16 23-14 24-13 24-11 26-9 25-8 26-6 27-4 26-3 27-1h3140v-1zM3420 6890l-14-50-31-166-16-168-2-171 15-173 30-175 47-177 64-177 183-359 270-324 259-359 233-380 191-383 75-189 59-183 41-177 21-168-1-158-9-74-16-71-22-67-29-63-35-59-43-55-7-8-11-9-28-24-38-29-47-36-1637 626 983-1029-213-110-226-105-236-97-241-83-243-67-241-45-119-13-116-6-114 1-111 10 21-51 26-45 30-42 35-37 40-33 43-30 96-48 107-38 115-27 122-19 124-13 470-34 97-14 84-20 36-12 32-15 27-18 22-20 83-51h-1v-1h-1v-1h1v-1l1-1 1-1 3-2 10-6 13-7 12-6 10-7 4-2 1-2 1-1v-1-1-1h-1l47-32 20-15 11-8 10-9 10-11 10-12 11-13 11-16 23-40 26-52 13-29 10-28 9-27 6-27 4-25 3-24 1-24v-23l-2-22-2-21-4-20-5-20-12-37-15-33 27 14 24 18 22 19 20 22 17 23 15 26 13 26 10 29 7 29 5 30 2 31-1 31-4 31-6 32-10 31-13 31-4 8-4 9-5 8-5 8 75-16 27-18 28-20 26-24 27-27 25-31 25-35 24-39 22-44 15-35 13-33 10-32 8-31 6-30 4-30 2-28v-26l-1-26-3-25-4-24-5-23-13-43-16-39 30 16 27 19 24 23 22 25 19 27 17 29 13 32 11 33 7 34 5 35 1 37-2 37-5 37-9 37-12 37-15 37-11 22-11 21-13 19-14 20-14 18-15 17-16 16-17 15h20l127 9 10-11 11-12 10-12 9-14 10-15 9-15 9-17 9-17 11-24 8-24 7-22 6-22 4-22 2-20 1-20v-19l-1-18-3-18-3-17-4-16-11-31-12-28 22 12 21 14 18 17 17 18 15 19 12 22 11 22 8 24 6 24 4 26 2 25-1 26-3 27-6 26-8 26-11 26-2 5-3 5-5 10-6 10-6 9 19-15 18-16 18-19 18-21 18-23 17-26 16-28 16-31 13-29 10-28 9-27 7-26 5-25 3-25 2-23v-23l-1-22-2-21-3-20-4-19-11-36-13-33 16 9 16 9 15 11 13 12 13 13 12 14 11 14 9 16 9 16 8 17 7 17 6 18 4 19 4 19 3 19 1 20 18-35 16-34 13-34 11-33 8-33 6-32 5-31 2-30 1-30-1-29-6-56-11-53-14-49 39 31 34 34 31 37 26 39 22 42 18 44 14 46 9 47 5 47v48l-4 48-9 48-13 48-18 46-23 45-28 44-10 14-11 14-11 13-11 12-12 12-12 12-12 11-13 11 36-11 37-15 36-18 37-23 36-28 36-33 35-38 34-45 23-34 19-34 17-33 14-32 11-32 8-31 7-30 4-30 2-29v-28l-1-27-3-27-9-51-13-47 33 26 29 29 26 31 22 33 18 36 16 36 11 39 8 39 4 40v40l-3 41-8 40-11 40-15 39-20 38-23 36-2 4-3 3-5 7 51-1h53l112 7 121 13 133 22 188 25 177 11 298 4 111 7 44 7 19 5 17 6 14 8 12 8 10 10 7 12 4 13 2 14-1 17-4 18-13-11-14-8-14-7-14-6-14-3-15-3h-32l-35 3-39 8-92 20-116 23-146 17-182 5-224-16-22-3-10-1-11-1 420 85 96 22 96 31 95 40 93 46 90 52 86 56 81 61 75 62 68 64 61 64 53 64 43 61 32 58 22 54 6 25 3 24v22l-4 20-331-337-64-51-70-48-78-46-84-43-93-37-100-33-110-26-118-18-190-25-155-27-131-28-116-30 501 248 123 57 119 50 116 40 56 15 55 12 96 24 96 36 94 47 92 57 88 63 85 70 79 75 74 77 67 79 59 78 51 77 42 73 32 69 20 61 6 28 3 26v23l-4 21-28-29-30-38-71-99-87-121-107-129-63-65-68-63-76-59-84-55-91-48-100-40-109-31-118-20-47-6-45-8-44-10-43-11-42-12-40-13-40-15-38-16 106 63 52 29 52 25 52 22 50 19 51 15 49 11 47 12 46 19 45 24 43 31 41 36 40 40 76 95 69 109 63 120 56 128 50 133 80 267 52 245 15 107 8 91 1 72-3 29-4 22-13-14-13-20-23-53-46-153-53-196-67-217-42-109-50-105-57-100-67-90-78-78-43-34-46-30-49-25-53-21-56-15-60-10-23-3-23-4-23-4-22-5-43-12-41-14 26 51 71 195 46 203 21 214-5 229-32 246-57 268-13 44 17 18 18 17 18 17 19 15 36 33 32 38 27 43 23 47 20 51 16 55 22 119 9 129-1 136-12 140-18 140-57 273-70 241-37 100-36 85-34 64-16 23-14 18-5-18-1-22 3-56 30-149 45-188 43-213 16-111 9-113v-112l-11-109-23-104-18-50-21-49-26-46-31-44-35-42-40-39-81 232-308 742-420 896-25 206 6 196 34 187 60 177 82 169 102 160 54 69zM4903 9723c0 40-10 79-30 113s-49 63-83 83-73 30-113 30-79-10-113-30-63-49-83-83-30-73-30-113 10-79 30-113 49-63 83-83 73-30 113-30 79 10 113 30 63 49 83 83 30 73 30 113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2.7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8:57:54.226621194</meta:creation-date>
    <dc:date>2021-10-17T14:17:20.102289812</dc:date>
    <meta:editing-duration>PT1H27M2S</meta:editing-duration>
    <meta:editing-cycles>20</meta:editing-cycles>
    <meta:generator>LibreOffice/6.4.7.2$Linux_X86_64 LibreOffice_project/40$Build-2</meta:generator>
    <meta:document-statistic meta:object-count="1"/>
  </office:meta>
</office:document-meta>
</file>